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office:font-face-decls>
  <office:automatic-styles>
    <style:style style:name="Таблица1" style:family="table">
      <style:table-properties style:width="16.439cm" fo:margin-left="0cm" table:align="left" style:use-optimal-column-width="true"/>
    </style:style>
    <style:style style:name="Таблица1.A" style:family="table-column">
      <style:table-column-properties style:column-width="3.96cm"/>
    </style:style>
    <style:style style:name="Таблица1.B" style:family="table-column">
      <style:table-column-properties style:column-width="12.48cm"/>
    </style:style>
    <style:style style:name="Таблица1.A1" style:family="table-cell">
      <style:table-cell-properties fo:padding="0cm" fo:border="none" style:direction="ltr" fo:wrap-option="wrap"/>
    </style:style>
    <style:style style:name="Таблица1.B1" style:family="table-cell">
      <style:table-cell-properties fo:padding="0cm" fo:border="none" style:direction="ltr" fo:wrap-option="wrap"/>
    </style:style>
    <style:style style:name="Таблица1.A2" style:family="table-cell">
      <style:table-cell-properties fo:padding="0cm" fo:border="none" style:direction="ltr" fo:wrap-option="wrap"/>
    </style:style>
    <style:style style:name="Таблица1.B2" style:family="table-cell">
      <style:table-cell-properties fo:padding="0cm" fo:border="none" style:direction="ltr" fo:wrap-option="wrap"/>
    </style:style>
    <style:style style:name="Таблица1.A3" style:family="table-cell">
      <style:table-cell-properties fo:padding="0cm" fo:border="none" style:direction="ltr" fo:wrap-option="wrap"/>
    </style:style>
    <style:style style:name="Таблица1.B3" style:family="table-cell">
      <style:table-cell-properties fo:padding="0cm" fo:border="none" style:direction="ltr" fo:wrap-option="wrap"/>
    </style:style>
    <style:style style:name="Таблица2" style:family="table">
      <style:table-properties style:width="16.439cm" fo:margin-left="0cm" table:align="left" style:use-optimal-column-width="true"/>
    </style:style>
    <style:style style:name="Таблица2.A" style:family="table-column">
      <style:table-column-properties style:column-width="3.96cm"/>
    </style:style>
    <style:style style:name="Таблица2.B" style:family="table-column">
      <style:table-column-properties style:column-width="12.48cm"/>
    </style:style>
    <style:style style:name="Таблица2.A1" style:family="table-cell">
      <style:table-cell-properties fo:padding="0cm" fo:border="none" style:direction="ltr" fo:wrap-option="wrap"/>
    </style:style>
    <style:style style:name="Таблица2.B1" style:family="table-cell">
      <style:table-cell-properties fo:padding="0cm" fo:border="none" style:direction="ltr" fo:wrap-option="wrap"/>
    </style:style>
    <style:style style:name="Таблица2.A2" style:family="table-cell">
      <style:table-cell-properties fo:padding="0cm" fo:border="none" style:direction="ltr" fo:wrap-option="wrap"/>
    </style:style>
    <style:style style:name="Таблица2.B2" style:family="table-cell">
      <style:table-cell-properties fo:padding="0cm" fo:border="none" style:direction="ltr" fo:wrap-option="wrap"/>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style>
    <style:style style:name="P3"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4"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style>
    <style:style style:name="P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6" style:family="paragraph" style:parent-style-name="Standard">
      <style:paragraph-properties fo:break-before="page"/>
    </style:style>
    <style:style style:name="P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Times New Roman" fo:font-size="14pt" fo:language="ru" fo:country="RU" style:font-name-complex="Times New Roman"/>
    </style:style>
    <style:style style:name="P8"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Times New Roman" fo:font-size="14pt" style:font-name-complex="Times New Roman"/>
    </style:style>
    <style:style style:name="P9" style:family="paragraph" style:parent-style-name="Standard" style:master-page-name="MasterPage2">
      <style:paragraph-properties fo:margin-top="0cm" fo:margin-bottom="0cm" loext:contextual-spacing="false" fo:line-height="100%" fo:text-align="center" style:justify-single-word="false" style:page-number="auto"/>
      <style:text-properties style:font-name="Times New Roman" fo:font-size="14pt" fo:font-weight="normal" style:font-name-complex="Times New Roman"/>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 fo:font-size="14pt" fo:font-weight="normal" style:font-name-complex="Times New Roman"/>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4pt" style:font-name-complex="Times New Roman"/>
    </style:style>
    <style:style style:name="P12" style:family="paragraph" style:parent-style-name="Standard">
      <style:paragraph-properties fo:margin-top="0cm" fo:margin-bottom="0cm" loext:contextual-spacing="false" fo:line-height="100%" fo:text-align="start" style:justify-single-word="false"/>
      <style:text-properties style:font-name="Times New Roman" fo:font-size="14pt" style:font-name-complex="Times New Roman"/>
    </style:style>
    <style:style style:name="P13" style:family="paragraph" style:parent-style-name="Standard">
      <style:paragraph-properties fo:margin-top="0cm" fo:margin-bottom="0cm" loext:contextual-spacing="false" fo:line-height="100%" fo:text-align="end" style:justify-single-word="false"/>
      <style:text-properties style:font-name="Times New Roman" fo:font-size="14pt" style:font-name-complex="Times New Roman"/>
    </style:style>
    <style:style style:name="P14" style:family="paragraph" style:parent-style-name="Standard">
      <style:paragraph-properties fo:margin-top="0cm" fo:margin-bottom="0cm" loext:contextual-spacing="false" fo:line-height="100%" fo:text-align="end" style:justify-single-word="false" fo:padding="0cm" fo:border="none"/>
      <style:text-properties style:font-name="Times New Roman" fo:font-size="14pt" style:font-name-complex="Times New Roman"/>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16"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language="ru" fo:country="MO" fo:font-weight="bold" style:font-name-asian="Times New Roman" style:font-name-complex="Times New Roman"/>
    </style:style>
    <style:style style:name="P17"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font-weight="bold" style:font-name-asian="Times New Roman" style:font-name-complex="Times New Roman"/>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T127" style:family="text">
      <style:text-properties style:font-name="Times New Roman" fo:font-size="14pt" style:font-name-complex="Times New Roman"/>
    </style:style>
    <style:style style:name="T128" style:family="text">
      <style:text-properties style:font-name="Times New Roman" fo:font-size="14pt" fo:language="ru" fo:country="RU" style:font-name-complex="Times New Roman"/>
    </style:style>
    <style:style style:name="T129" style:family="text">
      <style:text-properties style:font-name="Times New Roman" fo:font-size="14pt" fo:language="en" fo:country="US" style:font-name-asian="Times New Roman" style:font-name-complex="Times New Roman"/>
    </style:style>
    <style:style style:name="T130" style:family="text">
      <style:text-properties fo:color="#000000" style:font-name="Times New Roman" fo:font-size="14pt" style:font-name-complex="Times New Roman"/>
    </style:style>
    <style:style style:name="T131" style:family="text">
      <style:text-properties fo:color="#000000" style:font-name="Times New Roman" fo:font-size="14pt" fo:language="en" fo:country="US" style:font-name-asian="Times New Roman" style:font-name-complex="Times New Roman"/>
    </style:style>
    <style:style style:name="T132" style:family="text">
      <style:text-properties fo:color="#000000" style:font-name="Times New Roman" fo:font-size="14pt" fo:language="en" fo:country="US" fo:font-weight="bold" style:font-name-asian="Times New Roman" style:font-name-complex="Times New Roman"/>
    </style:style>
    <style:style style:name="T133" style:family="text">
      <style:text-properties fo:color="#000000" style:font-name="Times New Roman" fo:font-size="14pt" fo:language="ru" fo:country="MO" fo:font-weight="normal" style:font-name-asian="Times New Roman" style:font-name-complex="Times New Roman"/>
    </style:style>
    <style:style style:name="T134" style:family="text">
      <style:text-properties fo:color="#000000" style:font-name="Times New Roman" fo:font-size="14pt" fo:language="ru" fo:country="MO" fo:font-weight="normal" officeooo:rsid="0012327c" style:font-name-asian="Times New Roman" style:font-name-complex="Times New Roman"/>
    </style:style>
    <style:style style:name="T135" style:family="text">
      <style:text-properties fo:color="#000000" style:font-name="Times New Roman" fo:font-size="14pt" fo:language="ru" fo:country="MO" fo:font-weight="normal" officeooo:rsid="0012817a" style:font-name-asian="Times New Roman" style:font-name-complex="Times New Roman"/>
    </style:style>
    <style:style style:name="T136" style:family="text">
      <style:text-properties fo:color="#000000" style:font-name="Times New Roman" fo:font-size="14pt" fo:language="ru" fo:country="MO" fo:font-weight="normal" officeooo:rsid="0013ab43" style:font-name-asian="Times New Roman" style:font-name-complex="Times New Roman"/>
    </style:style>
    <style:style style:name="T137" style:family="text">
      <style:text-properties fo:color="#000000" style:font-name="Times New Roman" fo:font-size="14pt" fo:font-weight="bold" style:font-name-asian="Times New Roman" style:font-name-complex="Times New Roman"/>
    </style:style>
    <style:style style:name="T138" style:family="text">
      <style:text-properties officeooo:rsid="0012327c"/>
    </style:style>
    <style:style style:name="T139" style:family="text">
      <style:text-properties officeooo:rsid="0012817a"/>
    </style:style>
    <style:style style:name="T140" style:family="text">
      <style:text-properties officeooo:rsid="0013ab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Минобрнауки России</text:p>
      <text:p text:style-name="P10">Федеральное государственное бюджетное образовательное учреждение высшего образования <text:line-break/>«Тульский государственный университет»</text:p>
      <text:p text:style-name="P10">Интернет-институт ТулГУ</text:p>
      <text:p text:style-name="P10">Кафедра иностранных языков</text:p>
      <text:p text:style-name="P11"/>
      <text:p text:style-name="P11"/>
      <text:p text:style-name="P11"/>
      <text:p text:style-name="P11"/>
      <text:p text:style-name="P11"/>
      <text:p text:style-name="P11"/>
      <text:p text:style-name="P11"/>
      <text:p text:style-name="P11"/>
      <text:p text:style-name="P11">Контрольная работа</text:p>
      <text:p text:style-name="P1"><text:span text:style-name="T127">по дисциплине «</text:span><text:span text:style-name="T130">Иностранный язык (английский язык)</text:span><text:span text:style-name="T127">»</text:span></text:p>
      <text:p text:style-name="P11">на тему «...»</text:p>
      <text:p text:style-name="P11"/>
      <text:p text:style-name="P11"/>
      <text:p text:style-name="P11">Вариант 3</text:p>
      <text:p text:style-name="P11"/>
      <text:p text:style-name="P11"/>
      <text:p text:style-name="P11"/>
      <text:p text:style-name="P11"/>
      <text:p text:style-name="P11"/>
      <text:p text:style-name="P11"/>
      <text:p text:style-name="P11"/>
      <text:p text:style-name="P11"/>
      <text:p text:style-name="P11"/>
      <text:p text:style-name="P1"/>
      <table:table table:name="Таблица1" table:style-name="Таблица1">
        <table:table-column table:style-name="Таблица1.A"/>
        <table:table-column table:style-name="Таблица1.B"/>
        <table:table-row table:style-name="TableLine94367880032208">
          <table:table-cell table:style-name="Таблица1.A1" office:value-type="string">
            <text:p text:style-name="P12">Выполнил: <text:tab/></text:p>
          </table:table-cell>
          <table:table-cell table:style-name="Таблица1.B1" office:value-type="string">
            <text:p text:style-name="P13">Артемов Александр Евгеньевич,</text:p>
          </table:table-cell>
        </table:table-row>
        <table:table-row table:style-name="TableLine94367878360832">
          <table:table-cell table:style-name="Таблица1.A2" office:value-type="string">
            <text:p text:style-name="P12"/>
          </table:table-cell>
          <table:table-cell table:style-name="Таблица1.B2" office:value-type="string">
            <text:p text:style-name="P13">гр. ИБ262521-ф,</text:p>
          </table:table-cell>
        </table:table-row>
        <table:table-row table:style-name="TableLine94367878362016">
          <table:table-cell table:style-name="Таблица1.A3" office:value-type="string">
            <text:p text:style-name="P12"/>
          </table:table-cell>
          <table:table-cell table:style-name="Таблица1.B3" office:value-type="string">
            <text:p text:style-name="P13">прикладная информатика в промышленности</text:p>
          </table:table-cell>
        </table:table-row>
      </table:table>
      <text:p text:style-name="P12"/>
      <text:p text:style-name="P12"/>
      <table:table table:name="Таблица2" table:style-name="Таблица2">
        <table:table-column table:style-name="Таблица2.A"/>
        <table:table-column table:style-name="Таблица2.B"/>
        <table:table-row table:style-name="TableLine94367878364192">
          <table:table-cell table:style-name="Таблица2.A1" office:value-type="string">
            <text:p text:style-name="P12">Проверил: <text:tab/></text:p>
          </table:table-cell>
          <table:table-cell table:style-name="Таблица2.B1" office:value-type="string">
            <text:p text:style-name="P14">Исаева Анастасия Юрьевна,</text:p>
          </table:table-cell>
        </table:table-row>
        <table:table-row table:style-name="TableLine94367879943552">
          <table:table-cell table:style-name="Таблица2.A2" office:value-type="string">
            <text:p text:style-name="P12"/>
          </table:table-cell>
          <table:table-cell table:style-name="Таблица2.B2" office:value-type="string">
            <text:p text:style-name="P13">канд. филол. наук, доц.</text:p>
          </table:table-cell>
        </table:table-row>
      </table:table>
      <text:p text:style-name="P12"/>
      <text:p text:style-name="P12"><text:tab/><text:tab/><text:tab/><text:tab/><text:tab/></text:p>
      <text:p text:style-name="P1"/>
      <text:p text:style-name="P1"/>
      <text:p text:style-name="P11"/>
      <text:p text:style-name="P11"/>
      <text:p text:style-name="P11"/>
      <text:p text:style-name="P11">Тула - 2022 год</text:p>
      <text:p text:style-name="P7"><text:soft-page-break/>Ссылка на источник:</text:p>
      <text:p text:style-name="P2"><text:a xlink:type="simple" xlink:href="https://www.britannica.com/science/computer-science" text:style-name="Internet_20_link" text:visited-style-name="Visited_20_Internet_20_Link"><text:span text:style-name="Internet_20_link"><text:span text:style-name="T128">https://www.britannica.com/science/computer-science</text:span></text:span></text:a></text:p>
      <text:p text:style-name="P3"/>
      <text:p text:style-name="P4"><text:span text:style-name="T132">Computer science</text:span></text:p>
      <text:p text:style-name="P15"/>
      <text:p text:style-name="P5"><text:span text:style-name="T131">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span></text:p>
      <text:p text:style-name="P5"><text:span text:style-name="T131">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span></text:p>
      <text:p text:style-name="P5"><text:span text:style-name="T131">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span></text:p>
      <text:p text:style-name="P15">Development of computer science</text:p>
      <text:p text:style-name="P5"><text:span text:style-name="T131">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span></text:p>
      <text:p text:style-name="P5"><text:span text:style-name="T131">Mathematics is the source of two key concepts in the development of the computer—the idea that all information can be represented as sequences of zeros </text:span><text:soft-page-break/><text:span text:style-name="T131">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5"><text:span text:style-name="T131">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span></text:p>
      <text:p text:style-name="P5"><text:span text:style-name="T131">Management information systems, originally called data processing systems, provided early ideas from which various computer science concepts such as sorting, searching, databases, information retrieval, and graphical user interfaces evolved. Large corporations housed computers that stored information that was central to the activities of running a business—payroll, accounting, inventory management, production control, shipping, and receiving.</text:span></text:p>
      <text:p text:style-name="P5"><text:span text:style-name="T131">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span></text:p>
      <text:p text:style-name="P5"><text:span text:style-name="T131">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program, known as an assembler, translated these symbolic programs into an equivalent binary program whose steps the computer could carry out, or “execute.”</text:span></text:p>
      <text:p text:style-name="P5"><text:span text:style-name="T131">Other system software elements known as linking loaders were developed to combine pieces of assembled code and load them into the computer’s memory, where they could be executed. The concept of linking separate pieces of code was </text:span><text:soft-page-break/><text:span text:style-name="T131">important, since it allowed “libraries” of programs for carrying out common tasks to be reused. This was a first step in the development of the computer science field called software engineering.</text:span></text:p>
      <text:p text:style-name="P5"><text:span text:style-name="T131">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programming languages.</text:span></text:p>
      <text:p text:style-name="P5"><text:span text:style-name="T131">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span></text:p>
      <text:p text:style-name="P5"><text:span text:style-name="T131">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span></text:p>
      <text:p text:style-name="P5"><text:span text:style-name="T131">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span></text:p>
      <text:p text:style-name="P5"><text:span text:style-name="T131">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text:span><text:soft-page-break/><text:span text:style-name="T131">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span></text:p>
      <text:p text:style-name="P5"><text:span text:style-name="T131">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span></text:p>
      <text:p text:style-name="P6"/>
      <text:p text:style-name="P4"><text:span text:style-name="T132">Computer science</text:span></text:p>
      <text:p text:style-name="P15"/>
      <text:p text:style-name="P5"><text:span text:style-name="T131">Computer science, the study of computers and computing, including their theoretical and algorithmic foundations, hardware and software, and their uses for processing information. The </text:span><text:span text:style-name="T129">discipline</text:span><text:span text:style-name="T131"> of computer science includes the study of algorithms and data structures, computer and network design, modeling data and information processes, and </text:span><text:span text:style-name="T129">artificial intelligence</text:span><text:span text:style-name="T131">. Computer science draws some of its foundations from mathematics and </text:span><text:span text:style-name="T129">engineering</text:span><text:span text:style-name="T131"> and therefore incorporates techniques from areas such as queueing theory, </text:span><text:span text:style-name="T129">probability and statistics</text:span><text:span text:style-name="T131">, and electronic circuit design. Computer science also makes heavy use of hypothesis testing and experimentation during the conceptualization, design, measurement, and refinement of new algorithms, information structures, and computer architectures.</text:span></text:p>
      <text:p text:style-name="P15"/>
      <text:p text:style-name="P16">Информатика</text:p>
      <text:p text:style-name="P17"/>
      <text:p text:style-name="P5"><text:span text:style-name="T133">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34">Информатика б</text:span><text:span text:style-name="T135">ерет некоторые из своих основ из математики и техники и, следовательно, </text:span><text:span text:style-name="T136">включает</text:span><text:span text:style-name="T135"> в себя методы из таких областей, как теория </text:span><text:span text:style-name="T136">очередей</text:span><text:span text:style-name="T135">, </text:span><text:span text:style-name="T136">теория в</text:span><text:span text:style-name="T135">ероятност</text:span><text:span text:style-name="T136">и</text:span><text:span text:style-name="T135"> и статистика, а также проектирование электронных схем.</text:span></text:p>
      <text:p text:style-name="P15"/>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 fo:font-family="'Times New Roman'" fo:font-size="14pt" fo:font-style="normal" style:font-name-complex="Times New Roman"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meta:editing-cycles>
    <meta:editing-duration>PT2M4S</meta:editing-duration>
    <dc:date>2022-04-25T19:30:10.704120525</dc:date>
    <meta:document-statistic meta:table-count="2" meta:image-count="0" meta:object-count="0" meta:page-count="6" meta:paragraph-count="41" meta:word-count="1817" meta:character-count="12710" meta:non-whitespace-character-count="10925"/>
  </office:meta>
</office:document-meta>
</file>